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3.377cm"/>
    </style:style>
    <style:style style:name="gr2" style:family="graphic" style:parent-style-name="standard">
      <style:graphic-properties svg:stroke-color="#158466" draw:fill-color="#00a933" draw:textarea-horizontal-align="justify" draw:textarea-vertical-align="middle" draw:auto-grow-height="false" fo:min-height="2.508cm" fo:min-width="3.3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81cm" svg:height="3.898cm" svg:x="4.889cm" svg:y="1cm">
          <text:p text:style-name="P1">PublicK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81cm" svg:height="3.898cm" svg:x="18.923cm" svg:y="1cm">
          <text:p text:style-name="P1">PrivateK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81cm" svg:height="3.898cm" svg:x="1cm" svg:y="7.181cm">
          <text:p text:style-name="P1">PublicKey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81cm" svg:height="3.898cm" svg:x="8.819cm" svg:y="7.18cm">
          <text:p text:style-name="P1">PublicKey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81cm" svg:height="3.898cm" svg:x="14.466cm" svg:y="7.158cm">
          <text:p text:style-name="P1">PrivateKey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81cm" svg:height="3.898cm" svg:x="23.219cm" svg:y="7.158cm">
          <text:p text:style-name="P1">PrivateKey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56cm" svg:y1="7.158cm" svg:x2="5.669cm" svg:y2="4.323cm">
          <text:p/>
        </draw:line>
        <draw:line draw:style-name="gr3" draw:text-style-name="P3" draw:layer="layout" svg:x1="11.552cm" svg:y1="7.158cm" svg:x2="9.591cm" svg:y2="4.323cm">
          <text:p/>
        </draw:line>
        <draw:line draw:style-name="gr3" draw:text-style-name="P3" draw:layer="layout" svg:x1="17.221cm" svg:y1="7.182cm" svg:x2="19.725cm" svg:y2="4.37cm">
          <text:p/>
        </draw:line>
        <draw:line draw:style-name="gr3" draw:text-style-name="P3" draw:layer="layout" svg:x1="25.962cm" svg:y1="7.182cm" svg:x2="23.6cm" svg:y2="4.3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52:34.871085932</meta:creation-date>
    <dc:date>2019-01-26T08:00:29.376277875</dc:date>
    <meta:editing-duration>PT7M55S</meta:editing-duration>
    <meta:editing-cycles>3</meta:editing-cycles>
    <meta:generator>LibreOffice/6.1.4.2$Linux_X86_64 LibreOffice_project/edc26d7faf41e406360d34efe1e39fe03035f7b0</meta:generator>
    <meta:document-statistic meta:object-count="10"/>
  </office:meta>
</office:document-meta>
</file>